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4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5cm" fo:padding-top="0.15cm" fo:padding-bottom="0.15cm" fo:padding-left="0.275cm" fo:padding-right="0.275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2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3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4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5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6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7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8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9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0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3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6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1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2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7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3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4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1" draw:text-style-name="P1" draw:layer="layout" svg:width="1.322cm" svg:height="1.267cm" svg:x="14.469cm" svg:y="14.731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2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5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6" draw:text-style-name="P1" draw:layer="layout" svg:width="0.552cm" svg:height="1.245cm" svg:x="8.53cm" svg:y="15.953cm">
          <draw:text-box>
            <text:p/>
          </draw:text-box>
        </draw:frame>
        <draw:frame draw:style-name="gr17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5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2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2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18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chedule</text:span></text:p>
            <text:p><text:span text:style-name="T1">done</text:span></text:p>
          </draw:text-box>
        </draw:frame>
        <draw:frame draw:style-name="gr19" draw:text-style-name="P1" draw:layer="layout" svg:width="2.173cm" svg:height="0.945cm" svg:x="12.514cm" svg:y="9.93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0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1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1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2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2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4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5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6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2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8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3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2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2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3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9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4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4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2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5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5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5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22" draw:text-style-name="P3" xml:id="id10" draw:id="id10" draw:layer="layout" svg:width="1.109cm" svg:height="1.109cm" svg:x="8.417cm" svg:y="3.43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5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5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5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5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5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5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5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5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5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5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5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5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5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5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5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5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5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5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5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5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5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2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6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37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37" draw:text-style-name="P5" draw:layer="layout" svg:x1="4.55cm" svg:y1="24.482cm" svg:x2="7.647cm" svg:y2="24.433cm">
          <text:p/>
        </draw:line>
        <draw:line draw:style-name="gr37" draw:text-style-name="P5" draw:layer="layout" svg:x1="8.802cm" svg:y1="24.408cm" svg:x2="12.12cm" svg:y2="24.507cm">
          <text:p/>
        </draw:line>
        <draw:frame draw:style-name="gr2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37" draw:text-style-name="P5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38" draw:text-style-name="P1" draw:layer="layout" svg:width="1.479cm" svg:height="0.623cm" svg:x="2.05cm" svg:y="20.981cm">
          <draw:text-box>
            <text:p><text:span text:style-name="T1">replace</text:span></text:p>
          </draw:text-box>
        </draw:frame>
        <draw:connector draw:style-name="gr37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39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7" draw:text-style-name="P5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37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37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2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2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37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37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  <draw:custom-shape draw:style-name="gr41" draw:text-style-name="P3" xml:id="id24" draw:id="id24" draw:layer="layout" svg:width="1.109cm" svg:height="1.109cm" svg:x="12.323cm" svg:y="14.072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179cm" svg:height="0.623cm" svg:x="9.053cm" svg:y="13.902cm">
          <draw:text-box>
            <text:p><text:span text:style-name="T1">t&amp;s</text:span></text:p>
          </draw:text-box>
        </draw:frame>
        <draw:connector draw:style-name="gr37" draw:text-style-name="P5" draw:layer="layout" draw:type="curve" svg:x1="8.072cm" svg:y1="13.073cm" svg:x2="12.323cm" svg:y2="14.627cm" draw:start-shape="id4" draw:start-glue-point="8" draw:end-shape="id24" draw:end-glue-point="6" svg:d="M8072 13073c0 1036 1417 1554 4251 1554" svg:viewBox="0 0 4252 1555">
          <text:p/>
        </draw:connector>
        <draw:frame draw:style-name="gr20" draw:text-style-name="P1" draw:layer="layout" svg:width="2.178cm" svg:height="1.267cm" svg:x="15.272cm" svg:y="13.099cm">
          <draw:text-box>
            <text:p><text:span text:style-name="T1">INT(temp)</text:span></text:p>
            <text:p><text:span text:style-name="T1">done</text:span></text:p>
            <text:p><text:span text:style-name="T1"/></text:p>
          </draw:text-box>
        </draw:frame>
        <draw:frame draw:style-name="gr2" draw:text-style-name="P1" draw:layer="layout" svg:width="1.153cm" svg:height="0.623cm" svg:x="11.216cm" svg:y="13.339cm">
          <draw:text-box>
            <text:p><text:span text:style-name="T1">back</text:span></text:p>
          </draw:text-box>
        </draw:frame>
        <draw:connector draw:style-name="gr37" draw:text-style-name="P5" draw:layer="layout" draw:type="curve" svg:x1="12.485cm" svg:y1="14.234cm" svg:x2="8.464cm" svg:y2="12.911cm" draw:start-shape="id24" draw:start-glue-point="5" draw:end-shape="id4" draw:end-glue-point="9" svg:d="M12485 14234c-3016 0-1006-1323-4021-1323" svg:viewBox="0 0 4022 1324">
          <text:p/>
        </draw:connector>
        <draw:connector draw:style-name="gr37" draw:text-style-name="P5" draw:layer="layout" draw:type="curve" draw:line-skew="1.011cm" svg:x1="13.432cm" svg:y1="14.627cm" svg:x2="5.34cm" svg:y2="7.054cm" draw:start-shape="id24" draw:start-glue-point="10" draw:end-shape="id2" draw:end-glue-point="10" svg:d="M13432 14627c2268 0 6314-7573-8092-7573" svg:viewBox="0 0 10397 7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3-23T14:59:50.437746960</dc:date>
    <meta:editing-duration>P2DT17M46S</meta:editing-duration>
    <meta:editing-cycles>18</meta:editing-cycles>
    <meta:generator>LibreOffice/4.4.3.2$Linux_X86_64 LibreOffice_project/40m0$Build-2</meta:generator>
    <meta:printed-by>Mark Mara</meta:printed-by>
    <meta:print-date>2014-12-09T11:39:56.719003091</meta:print-date>
    <meta:document-statistic meta:object-count="117"/>
  </office:meta>
</office:document-meta>
</file>